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591315553" text:style-name="WWNum4">
              <text:list-item>
                <text:p text:style-name="P5">Solution Architect for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437730769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290681550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509764215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079861652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4203296447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1397349719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JS, Objective C, PHP, JavaScript, MySQL, HTML, CSS, C#, C, C++, Lua, Java<text:line-break/>Unity3D, Google (TensorFlow, DialogFlow), CodeIgniter, Zend, AWS (Lex, OpsWorks, EBS, RDS, S3, SQS, CF, Lambda), OpenGL, XNA, .NET, Git, Adobe (Illustrator, Premier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1891198732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05" meta:character-count="3213" meta:non-whitespace-character-count="2778"/>
    <meta:generator>LibreOfficeDev/6.0.5.2$Linux_X86_64 LibreOffice_project/</meta:generator>
  </office:meta>
</office:document-meta>
</file>